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000000200B7DA4DD4BAECD386.jpg" manifest:media-type="image/jpeg"/>
  <manifest:file-entry manifest:full-path="Pictures/100000000000005E0000005E56A3ED33D741D85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Calligraphy" svg:font-family="'Lucida Calligraphy'" style:font-family-generic="script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TC Bold" svg:font-family="'Noto Sans CJK TC Bold'" style:font-family-generic="swiss"/>
    <style:font-face style:name="Noto Sans Hebrew" svg:font-family="'Noto Sans Hebrew'" style:font-family-generic="swiss"/>
    <style:font-face style:name="Noto Serif CJK TC" svg:font-family="'Noto Serif CJK TC'" style:font-family-generic="system" style:font-pitch="variable"/>
    <style:font-face style:name="Noto Serif Hebrew" svg:font-family="'Noto Serif Hebrew'" style:font-family-generic="roman"/>
    <style:font-face style:name="Tahoma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bitmap" draw:fill-color="#ffffff" draw:secondary-fill-color="#d4ea6b" draw:fill-image-name="confetti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.53mm" svg:stroke-color="#808080" draw:marker-start="" draw:marker-start-width="3.4mm" draw:marker-start-center="false" draw:marker-end="" draw:marker-end-width="3.4mm" draw:marker-end-center="false" draw:stroke-linejoin="miter" draw:fill="bitmap" draw:fill-color="#ffffff" draw:secondary-fill-color="#d4ea6b" draw:fill-image-name="confetti" draw:opacity="100%" draw:textarea-horizontal-align="center" draw:textarea-vertical-align="middle" draw:auto-grow-height="false" draw:fit-to-size="false" style:shrink-to-fit="false" fo:min-height="41.45mm" fo:min-width="121.34mm" fo:padding-top="1.43mm" fo:padding-bottom="1.43mm" fo:padding-left="2.63mm" fo:padding-right="2.63mm" fo:wrap-option="wrap" draw:shadow="hidden" draw:shadow-offset-x="0.71mm" draw:shadow-offset-y="0.71mm" draw:shadow-color="#80808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ummy</text:p>
      <text:p text:style-name="Standard"><draw:custom-shape text:anchor-type="paragraph" draw:z-index="0" draw:name="Simple" draw:style-name="gr1" draw:text-style-name="P2" svg:width="126.58mm" svg:height="44.3mm" svg:x="5.72mm" svg:y="18.1mm">
     <text:p text:style-name="P1"><text:span text:style-name="T1">Confetti</text:span></text:p>
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slant-up" draw:modifiers="12000" draw:enhanced-path="M 0 ?f0 L 21600 0 N M 0 21600 L 21600 ?f1 N">
      <draw:equation draw:name="f0" draw:formula="$0 "/>
      <draw:equation draw:name="f1" draw:formula="21600-$0 "/>
      <draw:handle draw:handle-position="left $0" draw:handle-range-y-minimum="0" draw:handle-range-y-maximum="1540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Calligraphy" svg:font-family="'Lucida Calligraphy'" style:font-family-generic="script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TC Bold" svg:font-family="'Noto Sans CJK TC Bold'" style:font-family-generic="swiss"/>
    <style:font-face style:name="Noto Sans Hebrew" svg:font-family="'Noto Sans Hebrew'" style:font-family-generic="swiss"/>
    <style:font-face style:name="Noto Serif CJK TC" svg:font-family="'Noto Serif CJK TC'" style:font-family-generic="system" style:font-pitch="variable"/>
    <style:font-face style:name="Noto Serif Hebrew" svg:font-family="'Noto Serif Hebrew'" style:font-family-generic="roman"/>
    <style:font-face style:name="Tahoma" svg:font-family="Tahoma" style:font-pitch="variable"/>
  </office:font-face-decls>
  <office:styles>
    <draw:fill-image draw:name="Painted_20_White" draw:display-name="Painted White" xlink:href="Pictures/100000000000020000000200B7DA4DD4BAECD386.jpg" xlink:type="simple" xlink:show="embed" xlink:actuate="onLoad"/>
    <draw:fill-image draw:name="confetti" xlink:href="Pictures/100000000000005E0000005E56A3ED33D741D85B.jp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ucida Calligraphy" fo:font-size="12pt" fo:language="fr" fo:country="FR" style:letter-kerning="true" style:font-name-asian="Noto Serif CJK TC" style:font-size-asian="14pt" style:language-asian="zh" style:country-asian="TW" style:font-name-complex="Noto Serif Hebrew" style:font-size-complex="14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ucida Calligraphy" fo:font-size="12pt" fo:language="fr" fo:country="FR" style:letter-kerning="true" style:font-name-asian="Noto Serif CJK TC" style:font-size-asian="14pt" style:language-asian="zh" style:country-asian="TW" style:font-name-complex="Noto Serif Hebrew" style:font-size-complex="14pt" style:language-complex="he" style:country-complex="IL" fo:hyphenate="false" fo:hyphenation-remain-char-count="3" fo:hyphenation-push-char-count="3" loext:hyphenation-no-caps="false" loext:hyphenation-no-last-word="false" loext:hyphenation-word-char-count="6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 Bold" style:font-family-asian="'Noto Sans CJK TC Bold'" style:font-family-generic-asian="swiss" style:font-size-asian="14pt" style:font-name-complex="Noto Sans Hebrew" style:font-family-complex="'Noto Sans Hebrew'" style:font-family-generic-complex="swiss" style:font-size-complex="16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ucida Calligraphy" fo:font-family="'Lucida Calligraphy'" style:font-family-generic="script" style:font-size-asian="12pt" style:font-name-complex="Noto Serif Hebrew" style:font-family-complex="'Noto Serif Hebrew'" style:font-family-generic-complex="roman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ucida Calligraphy" fo:font-family="'Lucida Calligraphy'" style:font-family-generic="script" fo:font-size="12pt" fo:font-style="italic" style:font-size-asian="12pt" style:font-style-asian="italic" style:font-name-complex="Noto Serif Hebrew" style:font-family-complex="'Noto Serif Hebrew'" style:font-family-generic-complex="roman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alligraphy" fo:font-family="'Lucida Calligraphy'" style:font-family-generic="script" style:font-size-asian="12pt" style:font-name-complex="Noto Serif Hebrew" style:font-family-complex="'Noto Serif Hebrew'" style:font-family-generic-complex="roman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7:25:15.531000000</meta:creation-date>
    <dc:title>A6quer</dc:title>
    <meta:editing-duration>PT2M27S</meta:editing-duration>
    <meta:editing-cycles>2</meta:editing-cycles>
    <meta:generator>LOdaily_17_Jan_en/7.6.0.0.alpha0$Windows_X86_64 LibreOffice_project/f1830bff71847a9c17715cff52383956719847fe</meta:generator>
    <meta:initial-creator>Regina Henschel</meta:initial-creator>
    <dc:date>2023-01-31T17:27:42.155000000</dc:date>
    <dc:creator>Regina Henschel</dc:creator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A6quer" xlink:href="../../../../../Apps/LODevInstalled_en_user/user/template/A6quer.ott" meta:date="2023-01-31T17:25:15.140000000"/>
  </office:meta>
</office:document-meta>
</file>